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4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4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3" style:family="table-column">
      <style:table-column-properties style:column-width="3.3048in" style:use-optimal-column-width="false"/>
    </style:style>
    <style:style style:name="TableColumn144" style:family="table-column">
      <style:table-column-properties style:column-width="3.3048in" style:use-optimal-column-width="false"/>
    </style:style>
    <style:style style:name="Table142" style:family="table">
      <style:table-properties style:width="6.6097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5" style:family="paragraph">
      <style:text-properties fo:font-size="8pt" style:font-size-asian="8pt" style:font-size-complex="8pt"/>
    </style:style>
    <style:style style:name="P177" style:parent-style-name="TableContents" style:list-style-name="LFO5" style:family="paragraph">
      <style:text-properties fo:font-size="8pt" style:font-size-asian="8pt" style:font-size-complex="8pt"/>
    </style:style>
    <style:style style:name="P178" style:parent-style-name="TableContents" style:list-style-name="LFO6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9" style:family="table-column">
      <style:table-column-properties style:column-width="3.3048in" style:use-optimal-column-width="false"/>
    </style:style>
    <style:style style:name="TableColumn190" style:family="table-column">
      <style:table-column-properties style:column-width="3.3048in" style:use-optimal-column-width="false"/>
    </style:style>
    <style:style style:name="Table188" style:family="table">
      <style:table-properties style:width="6.6097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Contents" style:family="paragraph">
      <style:text-properties fo:font-size="8pt" style:font-size-asian="8pt" style:font-size-complex="8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3.3048in" style:use-optimal-column-width="false"/>
    </style:style>
    <style:style style:name="TableColumn210" style:family="table-column">
      <style:table-column-properties style:column-width="3.3048in" style:use-optimal-column-width="false"/>
    </style:style>
    <style:style style:name="Table208" style:family="table">
      <style:table-properties style:width="6.6097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Standard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8" style:parent-style-name="Normal" style:family="paragraph">
      <style:text-properties text:display="none"/>
    </style:style>
    <style:style style:name="TableColumn290" style:family="table-column">
      <style:table-column-properties style:column-width="0.5013in" style:use-optimal-column-width="false"/>
    </style:style>
    <style:style style:name="TableColumn291" style:family="table-column">
      <style:table-column-properties style:column-width="0.6263in" style:use-optimal-column-width="false"/>
    </style:style>
    <style:style style:name="TableColumn292" style:family="table-column">
      <style:table-column-properties style:column-width="1.1659in" style:use-optimal-column-width="false"/>
    </style:style>
    <style:style style:name="TableColumn293" style:family="table-column">
      <style:table-column-properties style:column-width="4.3993in" style:use-optimal-column-width="false"/>
    </style:style>
    <style:style style:name="Table289" style:family="table">
      <style:table-properties style:width="6.693in" fo:margin-left="-0.009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0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onsultar Saldo en Deposito (UC-08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SD</text:p>
          </table:table-cell>
          <table:table-cell table:style-name="TableCell19">
            <text:p text:style-name="P20">El sistema permitirá buscar en el<text:s/>depósito<text:s/>los sectores que lo componen</text:p>
          </table:table-cell>
        </table:table-row>
        <table:table-row table:style-name="TableRow21">
          <table:table-cell table:style-name="TableCell22">
            <text:p text:style-name="P23">RF-0SD</text:p>
          </table:table-cell>
          <table:table-cell table:style-name="TableCell24">
            <text:p text:style-name="P25">El sistema permitirá<text:s/>buscar en los sectores que posean stock a reponer, siempre y cuando no tengan órdenes de compra incompletas</text:p>
          </table:table-cell>
        </table:table-row>
        <table:table-row table:style-name="TableRow26">
          <table:table-cell table:style-name="TableCell27">
            <text:p text:style-name="P28">RF-0SD</text:p>
          </table:table-cell>
          <table:table-cell table:style-name="TableCell29">
            <text:p text:style-name="P30">El sistema permitirá listar los sectores con stock a reponer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onsultar Saldo en Deposito (UC-08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, Procesar Compra (UC-06), Procesar Transferencia entre Depósitos (UC-13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stock a reponer en depósi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Consultar Saldo en Deposito (UC-08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<text:s/>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, Procesar Compra (UC-06), Procesar Transferencia entre Depósitos (UC-13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<text:s/>depósito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depósitos a buscar.</text:p>
                    </text:list-item>
                    <text:list-item>
                      <text:p text:style-name="P107">Deben existir sectores en los depósitos</text:p>
                    </text:list-item>
                    <text:list-item>
                      <text:p text:style-name="P108">Debe existir un stock a reponer en los sectore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<text:s/>Depósito los sectores que lo componen.</text:p>
                    </text:list-item>
                    <text:list-item>
                      <text:p text:style-name="P121">Busca sectores con Stock a reponer.</text:p>
                    </text:list-item>
                    <text:list-item>
                      <text:p text:style-name="P122">Verifica que no existan órdenes de compra del stock a reponer</text:p>
                    </text:list-item>
                    <text:list-item>
                      <text:p text:style-name="P123">Lista los sectores con stock a reponer</text:p>
                    </text:list-item>
                  </text:list>
                  <text:p text:style-name="P124"/>
                  <text:p text:style-name="P125">Fracaso 1:<text:s/></text:p>
                  <text:list text:style-name="LFO3" text:continue-numbering="true">
                    <text:list-item>
                      <text:p text:style-name="P126">*a En cualquier momento el sistema falla:</text:p>
                    </text:list-item>
                  </text:list>
                  <text:p text:style-name="P127">Fracaso 2:</text:p>
                  <text:list text:style-name="LFO3" text:continue-numbering="true">
                    <text:list-item>
                      <text:p text:style-name="P128">*a.2 El Sistema detecta anomalías intentando la recuperación</text:p>
                    </text:list-item>
                  </text:list>
                  <text:p text:style-name="P129">Fracaso 2:</text:p>
                  <text:list text:style-name="LFO4" text:continue-numbering="true">
                    <text:list-item>
                      <text:p text:style-name="P130">3.a El sistema busca en los sectores, los que tengan Una cantidad de bultos actuales igual a cantidad de Bulto mínimo y no encuentra resultado</text:p>
                    </text:list-item>
                  </text:list>
                  <text:p text:style-name="P131">Fracaso 2:</text:p>
                  <text:list text:style-name="LFO4" text:continue-numbering="true">
                    <text:list-item>
                      <text:p text:style-name="P132">4. El sistema compara el resultado de la búsqueda de sectores con el registro compra, y que no exista una compra incompleta, Esto representa que hay una Orden de compra pendiente que aún no se ha completado y no encuentra resultado</text:p>
                    </text:list-item>
                  </text:list>
                </table:table-cell>
              </table:table-row>
            </table:table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2">
            <text:p text:style-name="P136"/>
          </table:table-cell>
          <table:covered-table-cell/>
        </table:table-row>
        <table:table-row table:style-name="TableRow137">
          <table:table-cell table:style-name="TableCell138" table:number-columns-spanned="2">
            <text:p text:style-name="P139">Flujo Normal</text:p>
          </table:table-cell>
          <table:covered-table-cell/>
        </table:table-row>
        <table:table-row table:style-name="TableRow140">
          <table:table-cell table:style-name="TableCell141" table:number-columns-spanned="2">
            <table:table table:style-name="Table142">
              <table:table-columns>
                <table:table-column table:style-name="TableColumn143"/>
                <table:table-column table:style-name="TableColumn144"/>
              </table:table-columns>
              <table:table-row table:style-name="TableRow145">
                <table:table-cell table:style-name="TableCell146">
                  <text:p text:style-name="P147">Actor</text:p>
                </table:table-cell>
                <table:table-cell table:style-name="TableCell148">
                  <text:p text:style-name="P149">Sistema</text:p>
                </table:table-cell>
              </table:table-row>
              <table:table-row table:style-name="TableRow150">
                <table:table-cell table:style-name="TableCell151">
                  <text:p text:style-name="P152">1. El caso de uso Procesar Compra<text:s/>(UC-06), Procesar Transferencia entre Depósitos (UC-13)<text:s/><text:s/>o el Encargado solicita los artículos que requieren reposición en Deposito</text:p>
                </table:table-cell>
                <table:table-cell table:style-name="TableCell153">
                  <text:p text:style-name="P154"/>
                </table:table-cell>
              </table:table-row>
              <table:table-row table:style-name="TableRow155">
                <table:table-cell table:style-name="TableCell156">
                  <text:p text:style-name="P157"/>
                </table:table-cell>
                <table:table-cell table:style-name="TableCell158">
                  <text:p text:style-name="P159">2. El sistema Busca en Deposito los sectores que lo componen</text:p>
                </table:table-cell>
              </table:table-row>
              <table:table-row table:style-name="TableRow160">
                <table:table-cell table:style-name="TableCell161">
                  <text:p text:style-name="P162"/>
                </table:table-cell>
                <table:table-cell table:style-name="TableCell163">
                  <text:p text:style-name="P164">3. El sistema busca en los sectores, los que tengan<text:s/></text:p>
                  <text:p text:style-name="P165">Una cantidad de bultos actuales igual a cantidad de<text:s/>Bulto mínimo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compara el resultado de la búsqueda de sectores con el registro compra, y que no exista una compra incompleta, Esto representa que hay una Orden de compra pendiente que aún no se a completado</text:p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El Sistema presenta una lista<text:s/>de sectores con<text:s/></text:p>
                  <text:list text:style-name="LFO5" text:continue-numbering="true">
                    <text:list-item>
                      <text:p text:style-name="P176">Lista de los artículos que necesitan reposición (con cantidad de artículos por bulto)</text:p>
                    </text:list-item>
                    <text:list-item>
                      <text:p text:style-name="P177">La cantidad máxima de compra de cada artículo (expresado en bultos), se calcula entre el mínimo y máximo de bulto por sector</text:p>
                    </text:list-item>
                  </text:list>
                  <text:list text:style-name="LFO6" text:continue-numbering="true">
                    <text:list-item>
                      <text:p text:style-name="P178">Proveedor de cada articulo<text:s/></text:p>
                    </text:list-item>
                  </text:list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/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>Flujos Alternativos</text:p>
          </table:table-cell>
          <table:covered-table-cell/>
        </table:table-row>
        <table:table-row table:style-name="TableRow186">
          <table:table-cell table:style-name="TableCell187" table:number-columns-spanned="2">
            <table:table table:style-name="Table188">
              <table:table-columns>
                <table:table-column table:style-name="TableColumn189"/>
                <table:table-column table:style-name="TableColumn190"/>
              </table:table-columns>
              <table:table-row table:style-name="TableRow191">
                <table:table-cell table:style-name="TableCell192" table:number-columns-spanned="2">
                  <text:p text:style-name="P193">*a En cualquier momento el sistema falla:</text:p>
                  <text:p text:style-name="P194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5">
                <table:table-cell table:style-name="TableCell196">
                  <text:p text:style-name="P197">1. El<text:s/>Vendedor reinicia el Sistema, inicia sesión, y solicita la recuperación al estado anterior</text:p>
                </table:table-cell>
                <table:table-cell table:style-name="TableCell198">
                  <text:p text:style-name="P199"/>
                </table:table-cell>
              </table:table-row>
              <table:table-row table:style-name="TableRow200">
                <table:table-cell table:style-name="TableCell201">
                  <text:p text:style-name="P202"/>
                </table:table-cell>
                <table:table-cell table:style-name="TableCell203">
                  <text:p text:style-name="P204">2. El Sistema reconstituye el estado anterior</text:p>
                </table:table-cell>
              </table:table-row>
            </table:table>
            <text:p text:style-name="P205"/>
          </table:table-cell>
          <table:covered-table-cell/>
        </table:table-row>
        <table:table-row table:style-name="TableRow206">
          <table:table-cell table:style-name="TableCell207" table:number-columns-spanned="2">
            <table:table table:style-name="Table208">
              <table:table-columns>
                <table:table-column table:style-name="TableColumn209"/>
                <table:table-column table:style-name="TableColumn210"/>
              </table:table-columns>
              <table:table-row table:style-name="TableRow211">
                <table:table-cell table:style-name="TableCell212" table:number-columns-spanned="2">
                  <text:p text:style-name="P213">*a.2 El Sistema detecta anomalías intentando la recuperación</text:p>
                </table:table-cell>
                <table:covered-table-cell/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1. El Sistema informa del error al Encargado,<text:s/>registra el error, y pasa a un estado limpio</text:p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2. El Encargado comienza un nueva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a El sistema busca en los sectores, los que tengan Una cantidad de bultos actuales igual a cantidad de Bulto mínimo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no presenta ningún artículo para<text:s/>comprar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soft-page-break/>
                  <text:p text:style-name="P246">4. El sistema compara el resultado de la búsqueda de sectores con el registro compra, y que no exista una compra incompleta, Esto representa que hay una Orden de compra pendiente que aún no se ha completado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no presenta ningún<text:s/>artículo para compra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Observación: No contempla la consulta de Saldo en Góndola, está la realiza “Consultar Saldo en Góndola (UC-14)”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Reglas de Negocio Asociadas:<text:s/></text:p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Requerimientos no Funcionales Asociados:</text:p>
          </table:table-cell>
          <table:covered-table-cell/>
        </table:table-row>
        <table:table-row table:style-name="TableRow265">
          <table:table-cell table:style-name="TableCell266">
            <text:p text:style-name="P267">Fuente: Roberto Sueldo</text:p>
          </table:table-cell>
          <table:table-cell table:style-name="TableCell268">
            <text:p text:style-name="P269">Referencia Fuente:<text:s/>Trabajo Practico Integrador POO</text:p>
          </table:table-cell>
        </table:table-row>
        <table:table-row table:style-name="TableRow270">
          <table:table-cell table:style-name="TableCell271" table:number-columns-spanned="2">
            <text:p text:style-name="P272">Asociación de Extensión: SI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Asociación de Inclusión: Ninguno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>Caso de Uso donde se incluye: “Procesar Compra (UC-06)”, “Procesar Transferencia entre Depósitos (UC-13)”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Caso de Uso al que extiende: <text:s/>“Consultar Saldo de Articulo (UC-07)”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Caso de Uso de generalización: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Historia de cambios</text:p>
          </table:table-cell>
          <table:covered-table-cell/>
        </table:table-row>
      </table:table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Versión</text:p>
          </table:table-cell>
          <table:table-cell table:style-name="TableCell297">
            <text:p text:style-name="P298">Fecha</text:p>
          </table:table-cell>
          <table:table-cell table:style-name="TableCell299">
            <text:p text:style-name="P300">Autor</text:p>
          </table:table-cell>
          <table:table-cell table:style-name="TableCell301">
            <text:p text:style-name="P302">Descripción de Cambio</text:p>
          </table:table-cell>
        </table:table-row>
        <table:table-row table:style-name="TableRow303">
          <table:table-cell table:style-name="TableCell304">
            <text:p text:style-name="P305">1.0</text:p>
          </table:table-cell>
          <table:table-cell table:style-name="TableCell306">
            <text:p text:style-name="P307">11/07/2015</text:p>
          </table:table-cell>
          <table:table-cell table:style-name="TableCell308">
            <text:p text:style-name="P309">Betancur Damián Ariel</text:p>
          </table:table-cell>
          <table:table-cell table:style-name="TableCell310">
            <text:p text:style-name="P311">Inicio del caso de uso</text:p>
          </table:table-cell>
        </table:table-row>
        <table:table-row table:style-name="TableRow312">
          <table:table-cell table:style-name="TableCell313">
            <text:p text:style-name="P314">1.0</text:p>
          </table:table-cell>
          <table:table-cell table:style-name="TableCell315">
            <text:p text:style-name="P316">11/07/2015</text:p>
          </table:table-cell>
          <table:table-cell table:style-name="TableCell317">
            <text:p text:style-name="P318">Betancur Damián Ariel</text:p>
          </table:table-cell>
          <table:table-cell table:style-name="TableCell319">
            <text:p text:style-name="P320">Diagrama de Secuencia del Sistema (DSS)</text:p>
          </table:table-cell>
        </table:table-row>
        <table:table-row table:style-name="TableRow321">
          <table:table-cell table:style-name="TableCell322">
            <text:p text:style-name="P323">1.0</text:p>
          </table:table-cell>
          <table:table-cell table:style-name="TableCell324">
            <text:p text:style-name="P325">20/07/2015</text:p>
          </table:table-cell>
          <table:table-cell table:style-name="TableCell326">
            <text:p text:style-name="P327">Betancur Damián Ariel</text:p>
          </table:table-cell>
          <table:table-cell table:style-name="TableCell328">
            <text:p text:style-name="P329">Codificación<text:s/>del caso de uso, asociación de requisitos y reglas del negocio</text:p>
          </table:table-cell>
        </table:table-row>
      </table:table>
      <text:p text:style-name="P330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0:13:00Z</dc:date>
    <meta:print-date>2014-11-21T17:11:00Z</meta:print-date>
    <meta:template xlink:href="Normal" xlink:type="simple"/>
    <meta:editing-cycles>173</meta:editing-cycles>
    <meta:editing-duration>PT74700S</meta:editing-duration>
    <meta:document-statistic meta:page-count="3" meta:paragraph-count="9" meta:word-count="737" meta:character-count="4787" meta:row-count="33" meta:non-whitespace-character-count="4059"/>
  </office:meta>
</office:document-meta>
</file>